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a40a" officeooo:paragraph-rsid="001ca40a"/>
    </style:style>
    <style:style style:name="P2" style:family="paragraph" style:parent-style-name="Standard">
      <style:text-properties officeooo:rsid="001e9c9b" officeooo:paragraph-rsid="001e9c9b"/>
    </style:style>
    <style:style style:name="P3" style:family="paragraph" style:parent-style-name="Standard">
      <style:text-properties officeooo:rsid="00201914" officeooo:paragraph-rsid="00201914"/>
    </style:style>
    <style:style style:name="P4" style:family="paragraph" style:parent-style-name="Standard">
      <style:text-properties officeooo:rsid="0020dfb8" officeooo:paragraph-rsid="0020dfb8"/>
    </style:style>
    <style:style style:name="P5" style:family="paragraph" style:parent-style-name="Standard">
      <style:text-properties officeooo:rsid="0022522b" officeooo:paragraph-rsid="0022522b"/>
    </style:style>
    <style:style style:name="P6" style:family="paragraph" style:parent-style-name="Standard">
      <style:text-properties officeooo:rsid="0022a037" officeooo:paragraph-rsid="0022a037"/>
    </style:style>
    <style:style style:name="P7" style:family="paragraph" style:parent-style-name="Standard">
      <style:text-properties officeooo:rsid="00238ab9" officeooo:paragraph-rsid="00238ab9"/>
    </style:style>
    <style:style style:name="P8" style:family="paragraph" style:parent-style-name="Standard">
      <style:text-properties officeooo:rsid="0023dd6d" officeooo:paragraph-rsid="0023dd6d"/>
    </style:style>
    <style:style style:name="P9" style:family="paragraph" style:parent-style-name="Standard">
      <style:text-properties officeooo:rsid="0025d312" officeooo:paragraph-rsid="0025d312"/>
    </style:style>
    <style:style style:name="P10" style:family="paragraph" style:parent-style-name="Standard">
      <style:text-properties officeooo:rsid="0025d312" officeooo:paragraph-rsid="0025d312"/>
    </style:style>
    <style:style style:name="P11" style:family="paragraph" style:parent-style-name="Standard">
      <style:text-properties officeooo:rsid="0027aeee" officeooo:paragraph-rsid="0027aeee"/>
    </style:style>
    <style:style style:name="P12" style:family="paragraph" style:parent-style-name="Standard">
      <style:text-properties officeooo:rsid="00289553" officeooo:paragraph-rsid="00289553"/>
    </style:style>
    <style:style style:name="P13" style:family="paragraph" style:parent-style-name="Standard">
      <style:text-properties officeooo:rsid="002b2e3e" officeooo:paragraph-rsid="002b2e3e"/>
    </style:style>
    <style:style style:name="P14" style:family="paragraph" style:parent-style-name="Standard">
      <style:text-properties officeooo:rsid="002b5720" officeooo:paragraph-rsid="002b5720"/>
    </style:style>
    <style:style style:name="P15" style:family="paragraph" style:parent-style-name="Standard">
      <style:text-properties officeooo:rsid="002c31de" officeooo:paragraph-rsid="002c31de"/>
    </style:style>
    <style:style style:name="T1" style:family="text">
      <style:text-properties officeooo:rsid="001e9c9b"/>
    </style:style>
    <style:style style:name="T2" style:family="text">
      <style:text-properties officeooo:rsid="0025d31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9f80f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1">В моей жизни все хорошо.</text:p>
      <text:p text:style-name="P1">Мне одиноко и не хватает связности и близости с людьми на уровне эмоций. Мне не хватает близости с людьми на уровне идей, творческой и научной деятельности. <text:span text:style-name="T1">Мне не хватает принятия со стороны людей.</text:span></text:p>
      <text:p text:style-name="P2">Я очень боюсь людей.</text:p>
      <text:p text:style-name="P1">Я часто испытываю скуку, грусть и редко радуюсь.</text:p>
      <text:p text:style-name="P1">Я боюсь, что не стану великим гением. <text:span text:style-name="T1">Мое призвание на меня давит, я не чувствую свободы и легкости. Это как будто постоянно довлеющее бремя.</text:span></text:p>
      <text:p text:style-name="P3">Я не такой умный, таким хотел бы быть.</text:p>
      <text:p text:style-name="P3">Я не делаю никого счастливее, в том числе и себя.</text:p>
      <text:p text:style-name="P3"/>
      <text:p text:style-name="P1">Мне кажется, что я не раскрываю свой потенциал. Я не живу полной жизнью. Жизнь скучновата и однообразна. Кажется, что у упускаю значительную ее часть; жизнь проходит мимо.</text:p>
      <text:p text:style-name="P2">У меня нет контакта с эмоциями. Я “сухой” из-за алекситимии.</text:p>
      <text:p text:style-name="P2">Я еще плохо ориентируюсь в мире и не понимаю, что делать. </text:p>
      <text:p text:style-name="P3">Я не вижу красоту. Не развлекаюсь, не делаю себе приятно, не делаю ничего просто ради удовольствия и развлечения.</text:p>
      <text:p text:style-name="P3">Я живу в очень тесных рамках, редко делая что-то новое и необычное для себя. Я мало создаю, мало проявляю себя.</text:p>
      <text:p text:style-name="P3"/>
      <text:p text:style-name="P4">2. Я не испытываю к людям сексуального и романтического влечения.</text:p>
      <text:p text:style-name="P4">Я говорю это с некоторой гордостью, и ощущается некоторая свобода, как будто я не должен выполнять обязанность, которая от меня предполагается. </text:p>
      <text:p text:style-name="P4">При этом как будто я понимаю, что отказываюсь от чего-то, что в действительности хорошо.</text:p>
      <text:p text:style-name="P4">Но это не выбор. Это то, как оно есть, и это прекрасно.</text:p>
      <text:p text:style-name="P4">Сомнение. Может быть, я просто боюсь из-за того что травмирован?</text:p>
      <text:p text:style-name="P4">Но ведь я могу субъективно оценивать девушек по уровню сексуальности для меня? Какие-то девушки более сексуальные, какие-то менее, а также какие-то части тела кажутся мне более сексуальными, чем другие. Считается ли этот механизм оценки сексуальным влечением?</text:p>
      <text:p text:style-name="P4">Испытываю, просто боюсь это признать, потому что признание означало бы, что я неудачник как мужчина. Мне хочется отношений, но я боюсь, что не получится, как не получалось раньше.</text:p>
      <text:p text:style-name="P5">А что я хочу делать в отношениях? Это другой вопрос. Влечение-то есть все-таки?</text:p>
      <text:p text:style-name="P5">Я путаю романтическое и сексуальное влечение с эстетическим и тактильным?</text:p>
      <text:p text:style-name="P5">Смотреть на человека, любоваться человеком, трогать человека.</text:p>
      <text:p text:style-name="P5">Да, не испытываю, но испытываю что-то. Мне хочется отношений, но я не понимаю, каких.</text:p>
      <text:p text:style-name="P5">Фраза “Я хочу квирплатонических отношщений” не содержит информации. Назвать вещь – не значит понять ее. Просто если ты хочешь чего-то, то определись, чего, и иди получай; если не хочешь, то перестань об этом думать и дуай о другом.</text:p>
      <text:p text:style-name="P6">Я вспомнил, что в тот раз, когда гулял по Москве летом 2020 с Аленой Потапенко, я чувствовал связанность с ней. I felt connected. Тогда я не понял, что эо было за чувство.</text:p>
      <text:p text:style-name="P6">Это то же самое чувство, что было в отношении Жени Иткиной. Я ездил к ней каждую неделю в течение пары месяцев, потому что меня свекла связанность с ней.</text:p>
      <text:p text:style-name="P6">Флаг: интроспекция, тем более задним числом, тем более 2 года прошло. Might be highly unreliable.</text:p>
      <text:p text:style-name="P7">Я просто ищу связь, connectedness, и при этом боюсь ее, потому что боюсь быть уязвимым, и кажусь себе недостойным связности, потому что недостаточно умен, могуществен, добродетелен.</text:p>
      <text:p text:style-name="P7">Каждый достоин связности.</text:p>
      <text:p text:style-name="P7"><text:soft-page-break/>По крайней мере кажется, тчо сейчас у меня нет людей, с которыми мне хотелось бы общаться ради общения. Почему? Алена Потапенко? Женечка? Мб тут мешает прагматичный подход? Что связь должна иметь понятную пользу для карьеры, образования, гениальности?</text:p>
      <text:p text:style-name="P7">При общении характерно ощущение, что я нахожусь в низшей позиции по отношению к собеседнику, что собеседник в чем-то меня лучше и делает что-то более правильно, чем я, а во мне есть недостатки, которые я покажу, если стану общаться.</text:p>
      <text:p text:style-name="P8">Такое было в отношении Тани Зайцевыой и Ксюши Шишкиной, причем в выраженной форме – я искал от них психотерапевттической помощи. От Маши Якубовой, кстати, тоже. От Кита тоже. От Маши Вышегородцевой тоже. Везде этот паттерн – что я хуже и хочу, чтобы они меня исправили.</text:p>
      <text:p text:style-name="P8">А с Машей из биокласса? А с Машей из ЛКШ? А с Машей <text:span text:style-name="T2">Федоркиной</text:span>, тоже из ЛКШ?</text:p>
      <text:p text:style-name="P8">Почему мне нравилось обниматься с девочками? Мб это для мен способ почувствовать связь?</text:p>
      <text:p text:style-name="P9">Я неумело искал связь. Неумело и незнаючи – это главные слова. Все, чо у меня было к 9 классу из знаний – это русская классика вроде тургеневской Аси и Вешних Вод и купринского Гранатовго Браслета, и я думал, что надо именно так.</text:p>
      <text:p text:style-name="P9">Теперь я немного умнее – и что? Как сделать себе connectedness? </text:p>
      <text:p text:style-name="P9">А засчет чего получается connectedness? Засчет высказанности. Почему же у меня нет связанности? Почему мне в каком-то смысле приятно обрывать сввязи? Почему я оборвал связи с 444, с 179, с матфаком? Почему мне приятно уходить? Пример – после получения диплома матфака я ушел, не оставшись пообщаться с Мишей Плаховым и Сашей Каганом.</text:p>
      <text:p text:style-name="P9"/>
      <text:p text:style-name="P9"/>
      <text:p text:style-name="P11">20 сен 2020</text:p>
      <text:p text:style-name="P11"/>
      <text:p text:style-name="P11">Есть определенная совокупность моментов моей жизни, которые я выделил еще в июле, и о которых я сейчас понял, что их объединяет – ощущение связности.</text:p>
      <text:p text:style-name="P11">В моих отношениях между людьми я зачастую вхожу в состояние, когда воспринимаю себя хуже, чем другой человек, и моя задача – чтобы другой человек меня исправил, научил быть лучше, более похожим на него. Это подходит для психотерапии, но не для дружбы. Такое происходило с Нароттамом, с Мишей Ягудиным, из недавнего – с Пион и Данилой Медведевыми, с Славой Матюхиным. Из давнего – с Машей Якубовой в начале общения, с Таней Зайцевой, с Ксюшей, с Китом. При этом создается каждый раз некоторый кешированный образ неправильного меня, в котором я действую.</text:p>
      <text:p text:style-name="P11">С Сашей Каганом тоже, иногда.</text:p>
      <text:p text:style-name="P11">То есть во мне давно сидит глубоко укоренившаяся установка, что я должен измениться и исправиться, что такой я, какой я сейчас, неправильный. Если же оказывается, что в отношениях ощущается равноправие и принятие, что не надо никем становиться и никого играть и изображать, о это для меня очень ценно.</text:p>
      <text:p text:style-name="P11">Почему же так? И почему, если я имею опыт испытывания связности, я не стремлюсь к нему, а испытываю удовлетворение, избегая его?</text:p>
      <text:p text:style-name="P11">Перфекционизм? Укоренившиеся высочайшие требования к себе? Груз прошлого?</text:p>
      <text:p text:style-name="P12">От значительного груза прошлого я избавился с помощью терапии Lifespan Integration. </text:p>
      <text:p text:style-name="P12"/>
      <text:p text:style-name="P12">Что дальше? Что делать? Понять, какого рода люди мне нравятся, искать таких людей, общаться с ними. Ничего фатального, смертельного, сверхъестественного нет в отношениях с людьми.</text:p>
      <text:p text:style-name="P12">Страх? Страх быть отвергнутым? Страх быть увиденным? Страх, что увидят, какой я? А какой? </text:p>
      <text:p text:style-name="P12">Я достоин принадлежности! Вот что усвою-ка я.</text:p>
      <text:p text:style-name="P12">Валидация. Мне не хватает валидации – то есть признания и понимания и принятия меня <text:span text:style-name="T3">как есть. </text:span><text:span text:style-name="T5">Как не искать валидации от других, а научиться самовалидации?</text:span></text:p>
      <text:p text:style-name="P13"><text:soft-page-break/><text:span text:style-name="T5">Н</text:span><text:span text:style-name="T4">аивное понимание буддизма: ты страдаешь, ты несчастен, не беспокоен, и ты не должен страдать, быть несчастным и беспокоиться. </text:span></text:p>
      <text:p text:style-name="P13"><text:span text:style-name="T4">Принятие. Не нужно становиться идеальным. Нет императива быть всегда счастливым и безмятежным.</text:span></text:p>
      <text:p text:style-name="P14"><text:span text:style-name="T4">Моя асексуальность, аромантичность и алекситимия валидны. Если я не испытываю чего-то, что испытывают люди, которых я вижу, это не значит, что я тоже должен это испытывать, а если не испытываю, то со мной что-то не так. Иметь алекситимию не стыдно.</text:span></text:p>
      <text:p text:style-name="P14"><text:span text:style-name="T4"/></text:p>
      <text:p text:style-name="P14"><text:span text:style-name="T4">Какие способы мышления могут делать меня сильнее?</text:span></text:p>
      <text:p text:style-name="P14"><text:span text:style-name="T4">Может ли одинокий человек быть счастливым? Общественная установка – нет. А как на самом деле?</text:span></text:p>
      <text:p text:style-name="P15"><text:span text:style-name="T4">Я сам могу выбрать себе призвание и цели и способы их достижения и сам могу оценивать себя. Важно именно делаю ли я то, что мне кажется важным, а не то, относительно чего существует общественный консенсус.</text:span></text:p>
      <text:p text:style-name="P15"><text:span text:style-name="T4">Этот вот поиск друзей, отношений, связей – действительно проблема для меня? Важная? Самая важная? Ты же понимаешь, что здесь есть большое и давнее социальное давление.</text:span></text:p>
      <text:p text:style-name="P15"><text:span text:style-name="T4">Мне хочется учиться интересному, решать сложные задачи, становиться великой творческой личность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2:36:24.571705627</meta:creation-date>
    <dc:date>2020-09-20T19:49:09.815913852</dc:date>
    <meta:editing-duration>PT4H8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8" meta:word-count="1180" meta:character-count="7459" meta:non-whitespace-character-count="6317"/>
  </office:meta>
</office:document-meta>
</file>